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</office:automatic-styles>
  <office:body>
    <office:text>
      <text:p text:style-name="Title">About</text:p>
      <text:h text:style-name="Heading_20_1" text:outline-level="1"><text:bookmark-start text:name="about"/>About<text:bookmark-end text:name="about"/></text:h>
      <text:p text:style-name="First_20_paragraph">Thanks for dropping by and Welcome :)</text:p>
      <text:p text:style-name="Text_20_body">Pushkar Joglekar is a <text:span text:style-name="T1">Sr. Security Engineer</text:span> currently working at <text:a xlink:type="simple" xlink:href="https://tanzu.vmware.com/tanzu/" office:name=""><text:span text:style-name="Definition">VMware Tanzu</text:span></text:a> with the goal to “Make <text:span text:style-name="T1">Kubernetes</text:span> Secure For All”. He is an active contributor to <text:a xlink:type="simple" xlink:href="#cncf-cloud-native-computing-foundation" office:name=""><text:span text:style-name="Definition">CNCF Security - TAG</text:span></text:a> and leads the <text:a xlink:type="simple" xlink:href="#kubernetes" office:name=""><text:span text:style-name="Definition">Kubernetes SIG Security Tooling</text:span></text:a> sub-project.</text:p>
      <text:p text:style-name="Text_20_body">During the last couple of years, he feels incredibly fortunate to have written the security chapters in Nigel Poulton’s <text:a xlink:type="simple" xlink:href="#publications" office:name=""><text:span text:style-name="Definition">“The Kubernetes Book”</text:span></text:a> which he looks forward to updating every year. Prior to this current role, he worked on securing massive Kubernetes deployments at <text:a xlink:type="simple" xlink:href="https://usa.visa.com" office:name=""><text:span text:style-name="Definition">Visa</text:span></text:a> (end user), playing a dual role of a security architect and engineer. He is also the co-creator of award winning container runtime security tool: <text:a xlink:type="simple" xlink:href="#awards" office:name=""><text:span text:style-name="Definition">MASHUP</text:span></text:a></text:p>
      <text:p text:style-name="Text_20_body">In his free time, he loves taking photos, watching cricket and firmly believes that Chai fixes everything!</text:p>
      <text:p text:style-name="Text_20_body">Pushkar is based in San Francisco Bay Area!</text:p>
      <text:h text:style-name="Heading_20_2" text:outline-level="2"><text:bookmark-start text:name="current-affiliations"/>Current Affiliations<text:bookmark-end text:name="current-affiliations"/></text:h>
      <text:h text:style-name="Heading_20_3" text:outline-level="3"><text:bookmark-start text:name="cncf-cloud-native-computing-foundation"/><text:a xlink:type="simple" xlink:href="https://www.cncf.io/" office:name=""><text:span text:style-name="Definition">CNCF (Cloud Native Computing Foundation)</text:span></text:a><text:bookmark-end text:name="cncf-cloud-native-computing-foundation"/></text:h>
      <text:list text:style-name="L1">
        <text:list-item>
          <text:p text:style-name="P1"><text:a xlink:type="simple" xlink:href="https://all.devstats.cncf.io/d/9/developer-activity-counts-by-repository-group-table?orgId=1&amp;var-period_name=Last%20year&amp;var-metric=contributions&amp;var-repogroup_name=CNCF&amp;var-country_name=All" office:name=""><text:span text:style-name="Definition">Among Top 50 contributors worldwide</text:span></text:a> in the last 12 months</text:p>
        </text:list-item>
        <text:list-item>
          <text:p text:style-name="P1"><text:a xlink:type="simple" xlink:href="https://github.com/cncf/tag-security#stag-members" office:name=""><text:span text:style-name="Definition">TAG (Technical Advisory Group) Security Member</text:span></text:a></text:p>
        </text:list-item>
        <text:list-item>
          <text:p text:style-name="P1"><text:a xlink:type="simple" xlink:href="https://www.cncf.io/blog/2021/08/04/inside-the-numbers-the-kubecon-cloudnativecon-selection-process-for-kubecon-cloudnativecon-north-america-2021/" office:name=""><text:span text:style-name="Definition">Program Committee Member</text:span></text:a></text:p>
          <text:list text:style-name="L2">
            <text:list-item>
              <text:p text:style-name="P2"><text:a xlink:type="simple" xlink:href="https://www.credly.com/badges/2dc7336e-ad39-4a1c-a6f9-e88012d6d1af/public_url" office:name=""><text:span text:style-name="Definition">KubeCon + CloudNativeCon North America 2021</text:span></text:a></text:p>
            </text:list-item>
          </text:list>
        </text:list-item>
      </text:list>
      <text:h text:style-name="Heading_20_3" text:outline-level="3"><text:bookmark-start text:name="kubernetes"/><text:a xlink:type="simple" xlink:href="https://kubernetes.io/" office:name=""><text:span text:style-name="Definition">Kubernetes</text:span></text:a><text:bookmark-end text:name="kubernetes"/></text:h>
      <text:list text:style-name="L3">
        <text:list-item>
          <text:p text:style-name="P3"><text:a xlink:type="simple" xlink:href="https://k8s.devstats.cncf.io/d/13/developer-activity-counts-by-repository-group?orgId=1&amp;var-period_name=Last%20year&amp;var-metric=contributions&amp;var-repogroup_name=Kubernetes&amp;var-repo_name=kubernetes%2Fkubernetes&amp;var-country_name=All" office:name=""><text:span text:style-name="Definition">Among Top 200 contributors worldwide</text:span></text:a> in the last 12 months</text:p>
        </text:list-item>
        <text:list-item>
          <text:p text:style-name="P3"><text:a xlink:type="simple" xlink:href="https://github.com/kubernetes/community/tree/master/sig-security" office:name=""><text:span text:style-name="Definition">SIG (Special Interest Group) Security:</text:span></text:a> <text:a xlink:type="simple" xlink:href="https://github.com/kubernetes/community/tree/master/sig-security" office:name=""><text:span text:style-name="Definition">Tooling Sub-Project Lead</text:span></text:a></text:p>
        </text:list-item>
      </text:list>
      <text:h text:style-name="Heading_20_3" text:outline-level="3"><text:bookmark-start text:name="pci-payment-card-industry"/><text:a xlink:type="simple" xlink:href="https://www.pcisecuritystandards.org/" office:name=""><text:span text:style-name="Definition">PCI (Payment Card Industry)</text:span></text:a><text:bookmark-end text:name="pci-payment-card-industry"/></text:h>
      <text:list text:style-name="L4">
        <text:list-item>
          <text:p text:style-name="P4"><text:a xlink:type="simple" xlink:href="https://blog.pcisecuritystandards.org/pci-ssc-announces-2021-special-interest-group-election-results" office:name=""><text:span text:style-name="Definition">SIG (Special Interest Group): Best Practices for Container Orchestration</text:span></text:a></text:p>
        </text:list-item>
      </text:list>
      <text:h text:style-name="Heading_20_2" text:outline-level="2"><text:bookmark-start text:name="patents"/>Patents<text:bookmark-end text:name="patents"/></text:h>
      <text:list text:style-name="L5">
        <text:list-item>
          <text:p text:style-name="P5"><text:a xlink:type="simple" xlink:href="https://patents.google.com/patent/WO2020060537A1#patentCitations" office:name=""><text:span text:style-name="Definition">(5 Citations)</text:span></text:a> <text:a xlink:type="simple" xlink:href="https://patents.google.com/patent/WO2020060537A1" office:name=""><text:span text:style-name="Definition">Microservice adaptive security hardening</text:span></text:a></text:p>
        </text:list-item>
        <text:list-item>
          <text:p text:style-name="P5"><text:a xlink:type="simple" xlink:href="https://patents.google.com/patent/WO2019013771A1#patentCitations" office:name=""><text:span text:style-name="Definition">(11 Citations)</text:span></text:a> <text:a xlink:type="simple" xlink:href="https://patents.google.com/patent/WO2019013771A1" office:name=""><text:span text:style-name="Definition">Systems and Methods for generating behavior profiles for new entities</text:span></text:a></text:p>
        </text:list-item>
        <text:list-item>
          <text:p text:style-name="P5"><text:a xlink:type="simple" xlink:href="https://patents.google.com/patent/WO2019213086A1#patentCitations" office:name=""><text:span text:style-name="Definition">(5 Citations)</text:span></text:a> <text:a xlink:type="simple" xlink:href="https://patents.google.com/patent/WO2019213086A1" office:name=""><text:span text:style-name="Definition">Self-learning alerting and anomaly detection in monitoring systems</text:span></text:a></text:p>
        </text:list-item>
        <text:list-item>
          <text:p text:style-name="P5"><text:a xlink:type="simple" xlink:href="https://patents.google.com/patent/WO2019194787A1#patentCitations" office:name=""><text:span text:style-name="Definition">(5 Citations)</text:span></text:a> <text:a xlink:type="simple" xlink:href="https://patents.google.com/patent/WO2019194787A1" office:name=""><text:span text:style-name="Definition">Real-time entity anomaly detection</text:span></text:a></text:p>
        </text:list-item>
        <text:list-item>
          <text:p text:style-name="P5"><text:a xlink:type="simple" xlink:href="https://patents.google.com/patent/WO2020005263A1#patentCitations" office:name=""><text:span text:style-name="Definition">(5 Citations)</text:span></text:a> <text:a xlink:type="simple" xlink:href="https://patents.google.com/patent/WO2020005263A1" office:name=""><text:span text:style-name="Definition">Systems and methods to secure api platforms</text:span></text:a></text:p>
        </text:list-item>
        <text:list-item>
          <text:p text:style-name="P5"><text:a xlink:type="simple" xlink:href="https://patents.google.com/patent/WO2020040776A1#patentCitations" office:name=""><text:span text:style-name="Definition">(6 Citations)</text:span></text:a> <text:a xlink:type="simple" xlink:href="https://patents.google.com/patent/WO2020040776A1" office:name=""><text:span text:style-name="Definition">Proactive defense of untrustworthy machine learning system</text:span></text:a></text:p>
        </text:list-item>
        <text:list-item>
          <text:p text:style-name="P5"><text:a xlink:type="simple" xlink:href="https://patents.google.com/patent/WO2020040777A1#patentCitations" office:name=""><text:span text:style-name="Definition">(5 Citations)</text:span></text:a> <text:a xlink:type="simple" xlink:href="https://patents.google.com/patent/WO2020040777A1" office:name=""><text:span text:style-name="Definition">Model shift prevention through machine learning</text:span></text:a></text:p>
        </text:list-item>
        <text:list-item>
          <text:p text:style-name="P5"><text:a xlink:type="simple" xlink:href="https://patents.google.com/patent/US20210065194A1" office:name=""><text:span text:style-name="Definition">Systems, Methods, and Computer Program Products for Authorizing a Transaction</text:span></text:a></text:p>
        </text:list-item>
      </text:list>
      <text:h text:style-name="Heading_20_2" text:outline-level="2"><text:bookmark-start text:name="awards"/>Awards<text:bookmark-end text:name="awards"/></text:h>
      <text:list text:style-name="L6">
        <text:list-item>
          <text:p text:style-name="P6"><text:a xlink:type="simple" xlink:href="https://www.kubernetes.dev/community/awards/2021/#security" office:name=""><text:span text:style-name="Definition">Kubernetes Community Awards 2021: Security</text:span></text:a></text:p>
        </text:list-item>
        <text:list-item>
          <text:p text:style-name="P6"><text:a xlink:type="simple" xlink:href="https://usa.visa.com/visa-everywhere/blog/bdp/2019/11/14/safety-in-numbers-1573775010350.html" office:name=""><text:span text:style-name="Definition">CSO50 2019: Next Generation Security Product Award</text:span></text:a></text:p>
        </text:list-item>
        <text:list-item>
          <text:p text:style-name="P6"><text:a xlink:type="simple" xlink:href="https://www.cmu.edu/ini/news/2015/awards.html" office:name=""><text:span text:style-name="Definition">CMU INI 2015: Outstanding Student Service Award for Teaching Assistant</text:span></text:a></text:p>
        </text:list-item>
      </text:list>
      <text:h text:style-name="Heading_20_2" text:outline-level="2"><text:bookmark-start text:name="media-coverage"/>Media Coverage<text:bookmark-end text:name="media-coverage"/></text:h>
      <text:list text:style-name="L7">
        <text:list-item>
          <text:p text:style-name="P7"><text:a xlink:type="simple" xlink:href="https://blogs.vmware.com/opensource/2021/12/09/upstream-jump-on-in-the-waters-fine/" office:name=""><text:span text:style-name="Definition">VMware Open Source Blog: Upstream: Jump on In, the Water’s Fine!, Dec. 2021</text:span></text:a></text:p>
        </text:list-item>
        <text:list-item>
          <text:p text:style-name="P7"><text:a xlink:type="simple" xlink:href="https://www.skedler.com/blog/common-vulnerabilities-and-exposures" office:name=""><text:span text:style-name="Definition">Skedler: Navigating the messy world of (too many) CVEs, Nov. 2021</text:span></text:a></text:p>
        </text:list-item>
        <text:list-item>
          <text:p text:style-name="P7"><text:a xlink:type="simple" xlink:href="https://solutions.storychief.io/catch-up-with-the-security-sig-from-kubecon" office:name=""><text:span text:style-name="Definition">Storychief: Catch up with Security SIG from KubeCon, Oct. 2021</text:span></text:a></text:p>
        </text:list-item>
        <text:list-item>
          <text:p text:style-name="P7"><text:a xlink:type="simple" xlink:href="https://www.csoonline.com/article/3529974/how-visa-built-its-own-container-security-solution.html" office:name=""><text:span text:style-name="Definition">CSOOnline: How Visa built its own container security solution, March 2020</text:span></text:a></text:p>
        </text:list-item>
        <text:list-item>
          <text:p text:style-name="P7"><text:a xlink:type="simple" xlink:href="https://www.itopstimes.com/itsec/kubecon-securing-kubernetes-with-stride/" office:name=""><text:span text:style-name="Definition">ItOpsTimes: Securing Kubernetes with STRIDE, Nov. 2019</text:span></text:a></text:p>
        </text:list-item>
      </text:list>
      <text:h text:style-name="Heading_20_2" text:outline-level="2"><text:bookmark-start text:name="publications"/>Publications<text:bookmark-end text:name="publications"/></text:h>
      <text:list text:style-name="L8">
        <text:list-item>
          <text:p text:style-name="P8"><text:a xlink:type="simple" xlink:href="https://www.amazon.com/dp/1521823634" office:name=""><text:span text:style-name="Definition">The Kubernetes Book, 2019-Present</text:span></text:a>, both security chapters</text:p>
        </text:list-item>
        <text:list-item>
          <text:p text:style-name="P8">Kubernetes Blog posts:</text:p>
          <text:list text:style-name="L9">
            <text:list-item>
              <text:p text:style-name="P9"><text:a xlink:type="simple" xlink:href="https://kubernetes.io/blog/2021/10/05/nsa-cisa-kubernetes-hardening-guidance/" office:name=""><text:span text:style-name="Definition">A Closer Look at NSA/CISA Kubernetes Hardening Guidance, Oct. 2021</text:span></text:a></text:p>
            </text:list-item>
            <text:list-item>
              <text:p text:style-name="P9"><text:a xlink:type="simple" xlink:href="https://kubernetes.io/blog/2020/11/18/cloud-native-security-for-your-clusters" office:name=""><text:span text:style-name="Definition">Cloud native security for your clusters, Nov. 2020</text:span></text:a></text:p>
            </text:list-item>
          </text:list>
        </text:list-item>
        <text:list-item>
          <text:p text:style-name="P8">Reference Papers:</text:p>
          <text:list text:style-name="L10">
            <text:list-item>
              <text:p text:style-name="P10"><text:a xlink:type="simple" xlink:href="https://github.com/cncf/sig-security/blob/master/security-whitepaper/CNCF_cloud-native-security-whitepaper-Nov2020.pdf" office:name=""><text:span text:style-name="Definition">Cloud Native Security Whitepaper v1.0, Nov. 2020</text:span></text:a></text:p>
            </text:list-item>
            <text:list-item>
              <text:p text:style-name="P10"><text:a xlink:type="simple" xlink:href="https://github.com/cncf/tag-security/blob/main/security-lexicon/cloud-native-security-lexicon.md" office:name=""><text:span text:style-name="Definition">Cloud Native Security Lexicon, Aug. 2020</text:span></text:a></text:p>
            </text:list-item>
          </text:list>
        </text:list-item>
      </text:list>
      <text:h text:style-name="Heading_20_2" text:outline-level="2"><text:bookmark-start text:name="speaking-engagements"/>Speaking engagements<text:bookmark-end text:name="speaking-engagements"/></text:h>
      <text:list text:style-name="L11">
        <text:list-item>
          <text:p text:style-name="P11"><text:a xlink:type="simple" xlink:href="https://www.youtube.com/playlist?list=PL7bmigfV0EqQzxcNpmcdTJ9eFRPBe-iZa" office:name=""><text:span text:style-name="Definition">Thank God Its Kubernetes</text:span></text:a></text:p>
          <text:list text:style-name="L12">
            <text:list-item>
              <text:p text:style-name="P12"><text:a xlink:type="simple" xlink:href="https://youtu.be/LFAmi39CBb4" office:name=""><text:span text:style-name="Definition">Episode 174 “Verifying Signed Images with Connaisseur”, Nov. 2021</text:span></text:a></text:p>
            </text:list-item>
            <text:list-item>
              <text:p text:style-name="P12"><text:a xlink:type="simple" xlink:href="https://youtu.be/Vk1ARLbAcVc" office:name=""><text:span text:style-name="Definition">Episode 171 “Pod Security Problems”, Oct. 2021</text:span></text:a></text:p>
            </text:list-item>
          </text:list>
        </text:list-item>
        <text:list-item>
          <text:p text:style-name="P11"><text:a xlink:type="simple" xlink:href="https://www.cncf.io/kubecon-cloudnativecon-events/" office:name=""><text:span text:style-name="Definition">KubeCon + CloudNativeCon</text:span></text:a></text:p>
          <text:list text:style-name="L13">
            <text:list-item>
              <text:p text:style-name="P13"><text:a xlink:type="simple" xlink:href="https://kccncna2021.sched.com/event/lV48" office:name=""><text:span text:style-name="Definition">Keeping Up with the CVEs: How to Find a Needle in a Haystack?, Oct 2021</text:span></text:a></text:p>
              <text:list text:style-name="L14">
                <text:list-item>
                  <text:p text:style-name="P14"><text:a xlink:type="simple" xlink:href="https://youtu.be/2cvWmY4xvLU" office:name=""><text:span text:style-name="Definition">Youtube Recording</text:span></text:a><text:line-break/></text:p>
                </text:list-item>
              </text:list>
            </text:list-item>
            <text:list-item>
              <text:p text:style-name="P13"><text:a xlink:type="simple" xlink:href="https://kccncna2021.sched.com/event/lV7Q" office:name=""><text:span text:style-name="Definition">Security Through Transparency: Kubernetes SIG Security Update, Oct 2021</text:span></text:a></text:p>
              <text:list text:style-name="L15">
                <text:list-item>
                  <text:p text:style-name="P15"><text:a xlink:type="simple" xlink:href="https://youtu.be/O5Wy7zSigOU" office:name=""><text:span text:style-name="Definition">Youtube Recording</text:span></text:a></text:p>
                </text:list-item>
              </text:list>
            </text:list-item>
            <text:list-item>
              <text:p text:style-name="P13"><text:a xlink:type="simple" xlink:href="https://kccncna19.sched.com/event/Uad6/security-beyond-buzzwords-how-to-secure-kubernetes-with-empathy-pushkar-joglekar-visa" office:name=""><text:span text:style-name="Definition">Security Beyond Buzzwords: How to Secure Kubernetes with Empathy?, Nov 2019</text:span></text:a></text:p>
            </text:list-item>
          </text:list>
        </text:list-item>
        <text:list-item>
          <text:p text:style-name="P11"><text:a xlink:type="simple" xlink:href="https://www.meetup.com/kubernetes-openshift-India-Meetup/" office:name=""><text:span text:style-name="Definition">Kubernetes Security Bangalore Meetup, July 2021</text:span></text:a></text:p>
          <text:list text:style-name="L16">
            <text:list-item>
              <text:p text:style-name="P16"><text:a xlink:type="simple" xlink:href="https://youtu.be/W6YQNuJsFqU?t=2491" office:name=""><text:span text:style-name="Definition">Youtube Recording</text:span></text:a></text:p>
            </text:list-item>
            <text:list-item>
              <text:p text:style-name="P16"><text:a xlink:type="simple" xlink:href="https://www.meetup.com/kubernetes-openshift-India-Meetup/events/279192256" office:name=""><text:span text:style-name="Definition">Meetup Event</text:span></text:a></text:p>
            </text:list-item>
            <text:list-item>
              <text:p text:style-name="P16"><text:a xlink:type="simple" xlink:href="https://github.com/PushkarJ/pushkarj.github.io/blob/master/talks/k8s-meetup-blr-2021-htmfawoyst.pdf" office:name=""><text:span text:style-name="Definition">Slides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/>
    <meta:initial-creator/>
    <dc:creator/>
    <meta:creation-date>2022-01-04T22:19:42Z</meta:creation-date>
    <dc:date>2022-01-04T22:19:42Z</dc:date>
    <meta:user-defined meta:name="layout" meta:value-type="string">default</meta:user-defined>
  </office:meta>
</office:document-meta>
</file>